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7a0" officeooo:paragraph-rsid="001c47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azon ec2 free instance</text:p>
      <text:p text:style-name="P1">get a computer</text:p>
      <text:p text:style-name="P1">understand how it works</text:p>
      <text:p text:style-name="P1">look at tutorial</text:p>
      <text:p text:style-name="P1"/>
      <text:p text:style-name="P1">create it amaozn ec2 micro instance</text:p>
      <text:p text:style-name="P1">check with apache and sql – is it possible</text:p>
      <text:p text:style-name="P1"/>
      <text:p text:style-name="P1">run any demo of amazon lambda to help understand what it i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4:22:55.370616694</meta:creation-date>
    <dc:date>2017-09-25T15:14:32.489138873</dc:date>
    <meta:editing-duration>PT37M27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40" meta:character-count="213" meta:non-whitespace-character-count="179"/>
  </office:meta>
</office:document-meta>
</file>